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800000048B2DDEF4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text-position="0% 100%" style:font-name="Times New Roman" fo:font-style="normal" style:font-name-asian="Times New Roman" style:font-style-asian="normal" style:font-name-complex="Times New Roman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ignment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number" office:value-type="float" office:value="18" style:data-style-name="N0">18</text:variable-set>: Polyatomic Ions</text:p>
      <text:p text:style-name="P2"/>
      <text:p text:style-name="P2">1. Find the symbol and oxidation number for each of the following polyatomic ions:</text:p>
      <text:p text:style-name="P2"/>
      <text:p text:style-name="P2"><text:tab/>a. Carbonate<text:tab/><text:tab/><text:tab/><text:tab/>b. Phosphate<text:tab/><text:tab/><text:tab/>c. Acetate<text:tab/><text:tab/><text:tab/></text:p>
      <text:p text:style-name="P2"/>
      <text:p text:style-name="P2"/>
      <text:p text:style-name="P2"/>
      <text:p text:style-name="P2"><text:tab/>d. Phosphite<text:tab/><text:tab/><text:tab/><text:tab/>e. Hydroxide<text:tab/><text:tab/><text:tab/>f. Sulfate</text:p>
      <text:p text:style-name="P2"/>
      <text:p text:style-name="P2"/>
      <text:p text:style-name="P2"/>
      <text:p text:style-name="P2"><text:tab/>g. Chlorate<text:tab/><text:tab/><text:tab/><text:tab/>g. Sulfite<text:tab/><text:tab/><text:tab/>h. Chlorite</text:p>
      <text:p text:style-name="P2"/>
      <text:p text:style-name="P2"/>
      <text:p text:style-name="P2"/>
      <text:p text:style-name="P2"><text:tab/>i. Permanganate<text:tab/><text:tab/><text:tab/>j. Chromate<text:tab/><text:tab/><text:tab/>k. Permanganate</text:p>
      <text:p text:style-name="P2"/>
      <text:p text:style-name="P2"/>
      <text:p text:style-name="P2">2. An experiment calls for 13 grams of Lithium Phosphate. <text:s/>Your lab partner brings back a container labeled "Li<text:span text:style-name="T4">3</text:span>P". <text:s/>Explain your lab partner's mistake. </text:p>
      <text:p text:style-name="P2"/>
      <text:p text:style-name="P2"/>
      <text:p text:style-name="P2"/>
      <text:p text:style-name="P2"/>
      <text:p text:style-name="P2">3. Name each of the following compounds and state the total number of atoms of each type.</text:p>
      <text:p text:style-name="P2"/>
      <text:p text:style-name="P2"><text:tab/>a. NaCO<text:span text:style-name="T4">3</text:span><text:tab/><text:tab/><text:tab/><text:tab/><text:tab/>b. KC<text:span text:style-name="T4">2</text:span>H<text:span text:style-name="T4">3</text:span>O<text:span text:style-name="T4">2</text:span></text:p>
      <text:p text:style-name="P2"/>
      <text:p text:style-name="P2"/>
      <text:p text:style-name="P2"/>
      <text:p text:style-name="P2"/>
      <text:p text:style-name="P2"/>
      <text:p text:style-name="P2"><text:tab/>c. NH<text:span text:style-name="T4">4</text:span>Cl<text:tab/><text:tab/><text:tab/><text:tab/><text:tab/>d. MgSO<text:span text:style-name="T4">4</text:span></text:p>
      <text:p text:style-name="P2"/>
      <text:p text:style-name="P2"/>
      <text:p text:style-name="P2"/>
      <text:p text:style-name="P2"/>
      <text:p text:style-name="P2"/>
      <text:p text:style-name="P2"><text:tab/>e. CuSO<text:span text:style-name="T4">4</text:span><text:tab/><text:tab/><text:tab/><text:tab/><text:tab/>f. Mg<text:span text:style-name="T4">3</text:span>(PO<text:span text:style-name="T4">2</text:span>)<text:span text:style-name="T4">2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oft-page-break/><text:span text:style-name="T4"/></text:p>
      <text:p text:style-name="P4">3. Write formulas for each of the following compounds. <text:s/>How many atoms of each type are there?</text:p>
      <text:p text:style-name="P4"/>
      <text:p text:style-name="P4"><text:tab/>A. Lithium Hydroxide<text:tab/><text:tab/><text:tab/><text:tab/>B. Sodium Pyrophosphate</text:p>
      <text:p text:style-name="P4"/>
      <text:p text:style-name="P4"/>
      <text:p text:style-name="P4"/>
      <text:p text:style-name="P4"/>
      <text:p text:style-name="P4"><text:tab/>C. Calcium Carbonate<text:tab/><text:tab/><text:tab/><text:tab/>D. Ammonium Hydroxide</text:p>
      <text:p text:style-name="P4"/>
      <text:p text:style-name="P4"/>
      <text:p text:style-name="P4"/>
      <text:p text:style-name="P4"/>
      <text:p text:style-name="P4"><text:tab/>E. Copper (II) Hypochlorite<text:tab/><text:tab/><text:tab/><text:tab/>F. Selenium Sufite</text:p>
      <text:p text:style-name="P4"/>
      <text:p text:style-name="P4"/>
      <text:p text:style-name="P4"/>
      <text:p text:style-name="P4"/>
      <text:p text:style-name="P4"><text:tab/>G. Lead (II) Nitrate<text:tab/><text:tab/><text:tab/><text:tab/><text:tab/>H. Rubidium Acetate</text:p>
      <text:p text:style-name="P4"/>
      <text:p text:style-name="P4"/>
      <text:p text:style-name="P4"/>
      <text:p text:style-name="P4"/>
      <text:p text:style-name="P4"><text:tab/>I. Iron (II) Sulfate<text:tab/><text:tab/><text:tab/><text:tab/><text:tab/>J. Strontium Nitrate</text:p>
      <text:p text:style-name="P4"/>
      <text:p text:style-name="P4"/>
      <text:p text:style-name="P4">5. Explain the difference between Copper (III) Nitrate and Copper (III) Nitride.</text:p>
      <text:p text:style-name="P4"/>
      <text:p text:style-name="P4"/>
      <text:p text:style-name="P4"/>
      <text:p text:style-name="P4"/>
      <text:p text:style-name="P4"/>
      <text:p text:style-name="P4">6. Write formulas for the following hydrated compounds:</text:p>
      <text:p text:style-name="P4"/>
      <text:p text:style-name="P4"><text:tab/>A. Copper (II) Sulfate Pentahydrate<text:tab/><text:tab/><text:tab/>B. Tin (II) Chloride Dihydrate</text:p>
      <text:p text:style-name="P4"/>
      <text:p text:style-name="P4"/>
      <text:p text:style-name="P4"/>
      <text:p text:style-name="P4"/>
      <text:p text:style-name="P4"/>
      <text:p text:style-name="P4"><text:tab/>C. Calcium Chloride Hexahydrate<text:tab/><text:tab/><text:tab/>D. Lithium Chloride Pentahydr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aragraph" style:family="paragraph" style:next-style-name="Standard">
      <style:paragraph-properties fo:margin-left="0in" fo:margin-right="0in" fo:text-indent="0.2917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Indent" style:family="paragraph" style:next-style-name="Standard">
      <style:paragraph-properties fo:margin-left="1.5in" fo:margin-right="0in" fo:text-indent="1.5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902in" fo:margin-bottom="0.7874in" fo:margin-left="0.7874in" fo:margin-right="0.787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Header"><draw:frame draw:style-name="fr1" draw:name="graphics1" text:anchor-type="paragraph" svg:x="-0.2118in" svg:y="-0.4335in" svg:width="0.7in" svg:height="0.9in" draw:z-index="1"><draw:image xlink:href="Pictures/100000000000003800000048B2DDEF46.png" xlink:type="simple" xlink:show="embed" xlink:actuate="onLoad"/></draw:frame> <text:s text:c="10"/><text:span text:style-name="T1">Name</text:span>:<text:tab/><text:tab/><text:date style:data-style-name="N37" text:date-value="2008-10-28T20:28:33.53" text:fixed="true">10/28/08</text:date></text:p>
      </style:header>
      <style:footer>
        <text:p text:style-name="Footer"><text:span text:style-name="T2">2</text:span><text:span text:style-name="T3">nd</text:span> 9 Weeks<text:tab/><text:page-number text:select-page="current">1</text:page-number>/<text:page-count>2</text:page-count><text:tab/>Assignment <text:variable-get text:name="assignmentnumber" office:value-type="float" style:data-style-name="N0">18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nas Williamson</meta:initial-creator>
    <meta:creation-date>2008-10-28T20:28:33</meta:creation-date>
    <dc:creator>Jonas Williamson</dc:creator>
    <dc:date>2008-11-02T15:05:50</dc:date>
    <meta:printed-by>Jonas Williamson</meta:printed-by>
    <meta:print-date>2008-10-30T20:55:06</meta:print-date>
    <meta:editing-cycles>10</meta:editing-cycles>
    <meta:editing-duration>PT1H55M4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23" meta:word-count="189" meta:character-count="1248"/>
  </office:meta>
</office:document-meta>
</file>